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multivue-env) tchotan@tchotaneu:~/Documents/projets/MultiviewAmine$ python -m amine.process_artificial_network --model multiview --views 2 --fusion union</text:p>
      <text:p text:style-name="Standard">#graph,time(s),nb found,real size,true hits,pvalue</text:p>
      <text:p text:style-name="Standard">la vue 1 Graph with 1000 nodes and 4203 edges</text:p>
      <text:p text:style-name="Standard">la vue 2 Graph with 1000 nodes and 2252 edges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2220.46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4s/it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4s/it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6s/it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3s/it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6011.77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3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3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1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15it/s]</text:p>
      <text:p text:style-name="Standard">truehits {1: {129, 37, 680, 809, 330, 873, 143, 120, 30, 895}}</text:p>
      <text:p text:style-name="Standard">1,5.42,12,10,7,2.1840196318123617e-11</text:p>
      <text:p text:style-name="Standard"><text:soft-page-break/>1 len=12 true_hits=10 found=7 f1_score=0.63636, mean=0.63636, variance=0.00000, Q25=0.63636, Q50=0.63636, Q75=0.63636, low=0.63636, high=0.63636, out_low=[], out_high=[] pvalue=2.1840196318123617e-11</text:p>
      <text:p text:style-name="Standard">la vue 1 Graph with 1000 nodes and 4180 edges</text:p>
      <text:p text:style-name="Standard">la vue 2 Graph with 1000 nodes and 2342 edges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2135.52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8s/it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2s/it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2s/it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10s/it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5536.89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0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2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1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3it/s]</text:p>
      <text:p text:style-name="Standard">truehits {1: {423, 202, 332, 301, 556, 660, 279, 664, 409, 59}}</text:p>
      <text:p text:style-name="Standard">2,5.35,14,10,9,4.6643625628561836e-09</text:p>
      <text:p text:style-name="Standard"><text:soft-page-break/>2 len=14 true_hits=10 found=9 f1_score=0.75000, mean=0.69318, variance=0.05682, Q25=0.66477, Q50=0.69318, Q75=0.72159, low=0.63636, high=0.75000, out_low=[], out_high=[] pvalue=4.6643625628561836e-09</text:p>
      <text:p text:style-name="Standard">la vue 1 Graph with 1000 nodes and 4389 edges</text:p>
      <text:p text:style-name="Standard">la vue 2 Graph with 1000 nodes and 2330 edges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1974.58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9s/it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4s/it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6s/it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14s/it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5787.71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19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0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2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13it/s]</text:p>
      <text:p text:style-name="Standard">truehits {1: {477, 11, 779, 273, 660, 85, 895, 603, 157, 63}}</text:p>
      <text:p text:style-name="Standard">3,6.10,15,10,9,6.182721001835034e-12</text:p>
      <text:p text:style-name="Standard"><text:soft-page-break/>3 len=15 true_hits=10 found=9 f1_score=0.72000, mean=0.70212, variance=0.04808, Q25=0.67818, Q50=0.72000, Q75=0.73500, low=0.63636, high=0.75000, out_low=[], out_high=[] pvalue=6.182721001835034e-12</text:p>
      <text:p text:style-name="Standard">la vue 1 Graph with 1000 nodes and 4321 edges</text:p>
      <text:p text:style-name="Standard">la vue 2 Graph with 1000 nodes and 2277 edges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1787.34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2s/it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1s/it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2s/it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2s/it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6084.03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6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3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18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18it/s]</text:p>
      <text:p text:style-name="Standard">truehits {1: {1, 547, 37, 264, 76, 16, 849, 724, 25, 61}}</text:p>
      <text:p text:style-name="Standard">4,5.82,15,10,5,4.914513240805718e-12</text:p>
      <text:p text:style-name="Standard"><text:soft-page-break/>4 len=15 true_hits=10 found=5 f1_score=0.40000, mean=0.62659, variance=0.13729, Q25=0.57727, Q50=0.67818, Q75=0.72750, low=0.40000, high=0.75000, out_low=[], out_high=[] pvalue=4.914513240805718e-12</text:p>
      <text:p text:style-name="Standard"/>
      <text:p text:style-name="Standard"/>
      <text:p text:style-name="Standard">la vue 1 Graph with 1000 nodes and 4271 edges</text:p>
      <text:p text:style-name="Standard">la vue 2 Graph with 1000 nodes and 2182 edges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2146.01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7s/it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3s/it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13s/it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9&lt;00:00, <text:s/>1.16s/it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6561.56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1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9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5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5it/s]</text:p>
      <text:p text:style-name="Standard">truehits {1: {227, 837, 294, 331, 909, 80, 18, 21, 151, 221}}</text:p>
      <text:p text:style-name="Standard">5,7.88,13,10,0,9.655032773281391e-09</text:p>
      <text:p text:style-name="Standard"><text:soft-page-break/>5 len=13 true_hits=10 found=0 f1_score=0.00000, mean=0.50127, variance=0.27910, Q25=0.40000, Q50=0.63636, Q75=0.72000, low=0.00000, high=0.75000, out_low=[], out_high=[] pvalue=9.655032773281391e-09</text:p>
      <text:p text:style-name="Standard"/>
      <text:p text:style-name="Standard"/>
      <text:p text:style-name="Standard">la vue 1 Graph with 1000 nodes and 4331 edges</text:p>
      <text:p text:style-name="Standard">la vue 2 Graph with 1000 nodes and 2125 edges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2041.52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10s/it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8&lt;00:00, <text:s/>1.16s/it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12s/it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9&lt;00:00, <text:s/>1.21s/it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7672.28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7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5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6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3it/s]</text:p>
      <text:p text:style-name="Standard">truehits {1: {384, 33, 706, 712, 41, 717, 239, 146, 20, 244}}</text:p>
      <text:p text:style-name="Standard">6,5.03,11,10,5,7.192809003964129e-08</text:p>
      <text:p text:style-name="Standard"><text:soft-page-break/>6 len=11 true_hits=10 found=5 f1_score=0.47619, mean=0.49709, variance=0.25495, Q25=0.41905, Q50=0.55628, Q75=0.69909, low=0.00000, high=0.75000, out_low=[], out_high=[] pvalue=7.192809003964129e-08</text:p>
      <text:p text:style-name="Standard"/>
      <text:p text:style-name="Standard">la vue 1 Graph with 1000 nodes and 4153 edges</text:p>
      <text:p text:style-name="Standard">la vue 2 Graph with 1000 nodes and 2123 edges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2263.00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6s/it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6s/it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4s/it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3s/it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7312.46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7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4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1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8it/s]</text:p>
      <text:p text:style-name="Standard">truehits {1: {2, 37, 38, 709, 924, 910, 175, 372, 27, 508}}</text:p>
      <text:p text:style-name="Standard">7,6.13,15,10,8,7.564917581248665e-10</text:p>
      <text:p text:style-name="Standard"><text:soft-page-break/>7 len=15 true_hits=10 found=8 f1_score=0.64000, mean=0.51751, variance=0.24128, Q25=0.43810, Q50=0.63636, Q75=0.68000, low=0.07524, high=0.75000, out_low=[0.00000], out_high=[] pvalue=7.564917581248665e-10</text:p>
      <text:p text:style-name="Standard"/>
      <text:p text:style-name="Standard">la vue 1 Graph with 1000 nodes and 4307 edges</text:p>
      <text:p text:style-name="Standard">la vue 2 Graph with 1000 nodes and 2194 edges</text:p>
      <text:p text:style-name="Standard"/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2232.59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7s/it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0s/it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12s/it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7s/it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6443.75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5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7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32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9it/s]</text:p>
      <text:p text:style-name="Standard">truehits {1: {352, 868, 441, 172, 46, 622, 114, 370, 89, 541}}</text:p>
      <text:p text:style-name="Standard">8,5.45,13,10,0,2.0246463006134974e-07</text:p>
      <text:p text:style-name="Standard"><text:soft-page-break/>8 len=13 true_hits=10 found=0 f1_score=0.00000, mean=0.45282, variance=0.28325, Q25=0.30000, Q50=0.55628, Q75=0.66000, low=0.00000, high=0.75000, out_low=[], out_high=[] pvalue=2.0246463006134974e-07</text:p>
      <text:p text:style-name="Standard"/>
      <text:p text:style-name="Standard">la vue 1 Graph with 1000 nodes and 4266 edges</text:p>
      <text:p text:style-name="Standard">la vue 2 Graph with 1000 nodes and 2316 edges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1665.03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5s/it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07s/it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7&lt;00:00, <text:s/>1.06s/it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8&lt;00:00, <text:s/>1.10s/it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6443.64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7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4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4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5it/s]</text:p>
      <text:p text:style-name="Standard">truehits {1: {36, 100, 197, 646, 43, 15, 211, 598, 25, 26}}</text:p>
      <text:p text:style-name="Standard">9,4.44,15,10,7,9.243581455820049e-10</text:p>
      <text:p text:style-name="Standard"><text:soft-page-break/>9 len=15 true_hits=10 found=7 f1_score=0.56000, mean=0.46473, variance=0.26917, Q25=0.40000, Q50=0.56000, Q75=0.64000, low=0.04000, high=0.75000, out_low=[0.00000,0.00000], out_high=[] pvalue=9.243581455820049e-10</text:p>
      <text:p text:style-name="Standard"/>
      <text:p text:style-name="Standard">la vue 1 Graph with 1000 nodes and 4252 edges</text:p>
      <text:p text:style-name="Standard">la vue 2 Graph with 1000 nodes and 2217 edges</text:p>
      <text:p text:style-name="Standard"/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2345.15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6&lt;00:00, <text:s/>1.01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/7 [00:06&lt;00:00, <text:s/>1.02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7&lt;00:00, <text:s/>1.03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8/8 [00:07&lt;00:00, <text:s/>1.03it/s]</text:p>
      <text:p text:style-name="Standard">Computing transition probabilitie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00/1000 [00:00&lt;00:00, 5780.27it/s]</text:p>
      <text:p text:style-name="Standard">Generating walks (CPU: 1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7it/s]</text:p>
      <text:p text:style-name="Standard">Generating walks (CPU: 2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7it/s]</text:p>
      <text:p text:style-name="Standard">Generating walks (CPU: 4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7&lt;00:00, <text:s/>1.28it/s]</text:p>
      <text:p text:style-name="Standard">Generating walks (CPU: 3)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0/10 [00:08&lt;00:00, <text:s/>1.23it/s]</text:p>
      <text:p text:style-name="Standard">truehits {1: {579, 202, 589, 911, 944, 115, 501, 566, 825, 542}}</text:p>
      <text:p text:style-name="Standard">10,6.03,15,10,9,5.138897085643634e-10</text:p>
      <text:p text:style-name="Standard"><text:soft-page-break/>10 len=15 true_hits=10 found=9 f1_score=0.72000, mean=0.49026, variance=0.26659, Q25=0.41905, Q50=0.59818, Q75=0.70000, low=0.00000, high=0.75000, out_low=[], out_high=[] pvalue=5.138897085643634e-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6:54:29.210949811</meta:creation-date>
    <dc:date>2025-05-07T17:46:43.533058516</dc:date>
    <meta:editing-duration>PT3M58S</meta:editing-duration>
    <meta:editing-cycles>1</meta:editing-cycles>
    <meta:document-statistic meta:table-count="0" meta:image-count="0" meta:object-count="0" meta:page-count="11" meta:paragraph-count="152" meta:word-count="1278" meta:character-count="22718" meta:non-whitespace-character-count="21515"/>
    <meta:generator>LibreOffice/7.3.7.2$Linux_X86_64 LibreOffice_project/30$Build-2</meta:generator>
  </office:meta>
</office:document-meta>
</file>